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Alabama (2-0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ral Roberts (0-2)</text:p>
          </table:table-cell>
          <table:table-cell office:value-type="string">
            <text:p>21</text:p>
          </table:table-cell>
          <table:table-cell office:value-type="string">
            <text:p>13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labam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25</text:p>
          </table:table-cell>
          <table:table-cell office:value-type="string">
            <text:p>.44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36</text:p>
          </table:table-cell>
          <table:table-cell office:value-type="string">
            <text:p>.22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8</text:p>
          </table:table-cell>
          <table:table-cell office:value-type="string">
            <text:p>.289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2</text:p>
          </table:table-cell>
          <table:table-cell office:value-type="string">
            <text:p>.31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39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286</text:p>
          </table:table-cell>
        </table:table-row>
      </table:table>
      <table:table table:name="Sheet 2">
        <table:table-row>
          <table:table-cell office:value-type="string">
            <text:p>Alabam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Abolanle Onipede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Natalie Muri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Quincey Gar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Meghan Neelo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Karen Crew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Christine Jarman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13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Leah Lawrence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.71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Brooke Fel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halia Swink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Kaylee Thoma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Hayley McSparin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0</text:p>
          </table:table-cell>
          <table:table-cell office:value-type="string">
            <text:p>10</text:p>
          </table:table-cell>
          <table:table-cell office:value-type="string">
            <text:p>99</text:p>
          </table:table-cell>
          <table:table-cell office:value-type="string">
            <text:p>.303</text:p>
          </table:table-cell>
          <table:table-cell office:value-type="string">
            <text:p>36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43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9.0</text:p>
          </table:table-cell>
        </table:table-row>
      </table:table>
      <table:table table:name="Sheet 3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aggie DiProni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3</text:p>
          </table:table-cell>
          <table:table-cell office:value-type="string">
            <text:p>39</text:p>
          </table:table-cell>
          <table:table-cell office:value-type="string">
            <text:p>.41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aylan Nero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15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-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31</text:p>
          </table:table-cell>
          <table:table-cell office:value-type="string">
            <text:p>.09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8</text:p>
          </table:table-cell>
          <table:table-cell office:value-type="string">
            <text:p>18</text:p>
          </table:table-cell>
          <table:table-cell office:value-type="string">
            <text:p>106</text:p>
          </table:table-cell>
          <table:table-cell office:value-type="string">
            <text:p>.189</text:p>
          </table:table-cell>
          <table:table-cell office:value-type="string">
            <text:p>35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6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